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line-break/><text:line-break/><text:line-break/><text:s text:c="42"/></text:span><text:span text:style-name="T2">FILE CREATION <text:line-break/><text:s text:c="3"/></text:span><text:span text:style-name="T3">Create a directory called ""my_folder"", navigate into it, and create a file named ""my_file.txt"" with some text. Then, create another file named ""another_file.txt"" with some text. Concatenate the content of ""another_file.txt"" to ""my_file.txt"" and display the updated content. Finally, list all files and directories in the current directory.</text:span></text:p>
      <text:p text:style-name="P1"><text:span text:style-name="T3">Create 20 files with .txt extensions and rename the first 5 files to .yml extension and Print the latest created top 5 files among the total no of files".<text:line-break/></text:span></text:p>
      <text:p text:style-name="P1"><text:span text:style-name="T4">1.creating a directory :</text:span><text:span text:style-name="T5"><text:line-break/><text:s text:c="14"/>Login into the created server throgh SSH switch to root user and create a directory by using<text:s/></text:span><text:span text:style-name="T6">#mkdir my_folder<text:s/></text:span><text:span text:style-name="T7">and navigate into it</text:span><text:span text:style-name="T8"><text:s/>#cd my_folder . </text:span></text:p>
      <text:p text:style-name="P2"><draw:frame text:anchor-type="as-char" svg:width="146.47mm" svg:height="33.02mm" style:rel-width="scale" style:rel-height="scale"><draw:object-ole xlink:href="OleObj1"/><draw:image xlink:href="ObjectReplacements/OleObj1"/></draw:frame><text:span text:style-name="T9"/></text:p>
      <text:p text:style-name="P2"><text:span text:style-name="T10">2.Creating a file :<text:line-break/></text:span><text:span text:style-name="T11"><text:s text:c="10"/>After navigating to my folder can use<text:s text:c="2"/></text:span><text:span text:style-name="T12">#touch<text:s text:c="2"/>my_file.txt<text:s text:c="2"/>another_file.txt<text:s text:c="2"/></text:span><text:span text:style-name="T13">and can create files</text:span><text:span text:style-name="T14">.</text:span></text:p>
      <text:p text:style-name="P2"><draw:frame text:anchor-type="as-char" svg:width="146.47mm" svg:height="22.01mm" style:rel-width="scale" style:rel-height="scale"><draw:object-ole xlink:href="OleObj2"/><draw:image xlink:href="ObjectReplacements/OleObj2"/></draw:frame><text:span text:style-name="T15"/></text:p>
      <text:p text:style-name="P2"><text:span text:style-name="T16">3. Text writing in a file : <text:line-break/></text:span><text:span text:style-name="T17"><text:s text:c="7"/>once create the file use<text:s/></text:span><text:span text:style-name="T18"># echo "guvi.task_1.com" &gt; my_file.txt and #echo "GUVI.TASK_1.COM" &gt; another_file.</text:span><text:span text:style-name="T19">txt to type the text you want.</text:span></text:p>
      <text:p text:style-name="P2"><draw:frame text:anchor-type="as-char" svg:width="146.47mm" svg:height="25.19mm" style:rel-width="scale" style:rel-height="scale"><draw:object-ole xlink:href="OleObj3"/><draw:image xlink:href="ObjectReplacements/OleObj3"/></draw:frame><text:span text:style-name="T20"/></text:p>
      <text:p text:style-name="P2"><text:span text:style-name="T21">4. Concatenate the content of ""another_file.txt"" to ""my_file.txt"" and display the updated content :<text:line-break/></text:span><text:span text:style-name="T22"><text:s text:c="6"/>Use this command<text:s/></text:span><text:span text:style-name="T23"># cat another_file.txt &gt;&gt; my_file.tx</text:span><text:span text:style-name="T24">t to concatenate the content and display it by using<text:s/></text:span><text:span text:style-name="T25">#cat my_file.txt<text:line-break/></text:span><text:span text:style-name="T26"><text:line-break/></text:span><draw:frame text:anchor-type="as-char" svg:width="146.47mm" svg:height="22.01mm" style:rel-width="scale" style:rel-height="scale"><draw:object-ole xlink:href="OleObj4"/><draw:image xlink:href="ObjectReplacements/OleObj4"/></draw:frame><text:span text:style-name="T26"/></text:p>
      <text:p text:style-name="P2"><text:span text:style-name="T27">5. Create 20 files with .txt extensions and rename the first 5 files to .yml extension : <text:line-break/># for i in {1..20}; do touch "file_$i.txt" ; done<text:line-break/># for i in {1..5}; do mv "file_$i.txt" "file_$i.yml"; done<text:line-break/>#ls -ltr</text:span></text:p>
      <text:p text:style-name="P2"><draw:frame text:anchor-type="as-char" svg:width="146.47mm" svg:height="62.87mm" style:rel-width="scale" style:rel-height="scale"><draw:object-ole xlink:href="OleObj5"/><draw:image xlink:href="ObjectReplacements/OleObj5"/></draw:frame><text:span text:style-name="T28"/></text:p>
      <text:p text:style-name="P2"><text:span text:style-name="T29">6. Print the latest created top 5 files among the total no of files:</text:span></text:p>
      <text:p text:style-name="P2"><text:span text:style-name="T29"># ls -lt | head -n 5</text:span></text:p>
      <text:p text:style-name="P2"><draw:frame text:anchor-type="as-char" svg:width="146.47mm" svg:height="27.94mm" style:rel-width="scale" style:rel-height="scale"><draw:object-ole xlink:href="OleObj6"/><draw:image xlink:href="ObjectReplacements/OleObj6"/></draw:frame><text:span text:style-name="T30"/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2"><text:span text:style-name="T30"/></text:p>
      <text:p text:style-name="P3"><text:span text:style-name="T30"/></text:p>
      <text:p text:style-name="P3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